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Pyidaungsu" svg:font-family="Pyidaungsu" style:font-family-generic="swiss" style:font-pitch="variable"/>
  </office:font-face-decls>
  <office:automatic-styles>
    <style:style style:name="Table1" style:family="table">
      <style:table-properties style:width="27.187cm" table:align="left"/>
    </style:style>
    <style:style style:name="Table1.A" style:family="table-column">
      <style:table-column-properties style:column-width="0.233cm"/>
    </style:style>
    <style:style style:name="Table1.B" style:family="table-column">
      <style:table-column-properties style:column-width="0.727cm"/>
    </style:style>
    <style:style style:name="Table1.C" style:family="table-column">
      <style:table-column-properties style:column-width="0.152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4.457cm"/>
    </style:style>
    <style:style style:name="Table1.F" style:family="table-column">
      <style:table-column-properties style:column-width="2.369cm"/>
    </style:style>
    <style:style style:name="Table1.H" style:family="table-column">
      <style:table-column-properties style:column-width="0.071cm"/>
    </style:style>
    <style:style style:name="Table1.I" style:family="table-column">
      <style:table-column-properties style:column-width="1.822cm"/>
    </style:style>
    <style:style style:name="Table1.J" style:family="table-column">
      <style:table-column-properties style:column-width="0.164cm"/>
    </style:style>
    <style:style style:name="Table1.K" style:family="table-column">
      <style:table-column-properties style:column-width="0.325cm"/>
    </style:style>
    <style:style style:name="Table1.L" style:family="table-column">
      <style:table-column-properties style:column-width="1.429cm"/>
    </style:style>
    <style:style style:name="Table1.M" style:family="table-column">
      <style:table-column-properties style:column-width="0.159cm"/>
    </style:style>
    <style:style style:name="Table1.N" style:family="table-column">
      <style:table-column-properties style:column-width="0.492cm"/>
    </style:style>
    <style:style style:name="Table1.O" style:family="table-column">
      <style:table-column-properties style:column-width="0.63cm"/>
    </style:style>
    <style:style style:name="Table1.P" style:family="table-column">
      <style:table-column-properties style:column-width="2.529cm"/>
    </style:style>
    <style:style style:name="Table1.Q" style:family="table-column">
      <style:table-column-properties style:column-width="0.476cm"/>
    </style:style>
    <style:style style:name="Table1.R" style:family="table-column">
      <style:table-column-properties style:column-width="1.602cm"/>
    </style:style>
    <style:style style:name="Table1.S" style:family="table-column">
      <style:table-column-properties style:column-width="2.05cm"/>
    </style:style>
    <style:style style:name="Table1.U" style:family="table-column">
      <style:table-column-properties style:column-width="0.482cm"/>
    </style:style>
    <style:style style:name="Table1.V" style:family="table-column">
      <style:table-column-properties style:column-width="1.741cm"/>
    </style:style>
    <style:style style:name="Table1.W" style:family="table-column">
      <style:table-column-properties style:column-width="2.581cm"/>
    </style:style>
    <style:style style:name="Table1.A1" style:family="table-cell">
      <style:table-cell-properties style:vertical-align="middle" fo:padding="0.097cm" fo:border="none"/>
    </style:style>
    <style:style style:name="Table1.2" style:family="table-row">
      <style:table-row-properties style:min-row-height="0.813cm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row-height="0.508cm"/>
    </style:style>
    <style:style style:name="Table1.A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S4" style:family="table-cell">
      <style:table-cell-properties style:vertical-align="middle" fo:padding="0.097cm" fo:border="0.5pt solid #000000"/>
    </style:style>
    <style:style style:name="Table1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9" style:family="table-row">
      <style:table-row-properties style:row-height="1.778cm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F10" style:family="table-cell">
      <style:table-cell-properties fo:padding="0.097cm" fo:border="none"/>
    </style:style>
    <style:style style:name="Table1.M10" style:family="table-cell">
      <style:table-cell-properties fo:padding="0.097cm" fo:border="none"/>
    </style:style>
    <style:style style:name="Table1.O10" style:family="table-cell">
      <style:table-cell-properties fo:padding="0.097cm" fo:border="none"/>
    </style:style>
    <style:style style:name="Table1.T10" style:family="table-cell">
      <style:table-cell-properties fo:padding="0.097cm" fo:border="none"/>
    </style:style>
    <style:style style:name="Table1.A11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F11" style:family="table-cell">
      <style:table-cell-properties fo:padding="0.097cm" fo:border="none"/>
    </style:style>
    <style:style style:name="Table1.M11" style:family="table-cell">
      <style:table-cell-properties fo:padding="0.097cm" fo:border="none"/>
    </style:style>
    <style:style style:name="Table1.O11" style:family="table-cell">
      <style:table-cell-properties fo:padding="0.097cm" fo:border="none"/>
    </style:style>
    <style:style style:name="Table1.T11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F12" style:family="table-cell">
      <style:table-cell-properties fo:padding="0.097cm" fo:border="none"/>
    </style:style>
    <style:style style:name="Table1.M12" style:family="table-cell">
      <style:table-cell-properties fo:padding="0.097cm" fo:border="none"/>
    </style:style>
    <style:style style:name="Table1.O12" style:family="table-cell">
      <style:table-cell-properties fo:padding="0.097cm" fo:border="none"/>
    </style:style>
    <style:style style:name="Table1.T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P1" style:family="paragraph" style:parent-style-name="Standard">
      <style:text-properties officeooo:paragraph-rsid="0125f54b"/>
    </style:style>
    <style:style style:name="P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20pt" fo:font-weight="bold" officeooo:rsid="009ba3dd" officeooo:paragraph-rsid="0125f54b" style:font-size-asian="20pt" style:font-weight-asian="bold" style:font-name-complex="Arial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6pt" fo:font-weight="bold" officeooo:rsid="00deaf7c" officeooo:paragraph-rsid="0125f54b" style:font-size-asian="16pt" style:font-weight-asian="bold" style:font-name-complex="Arial" style:font-size-complex="16pt" style:font-weight-complex="bold"/>
    </style:style>
    <style:style style:name="P4" style:family="paragraph" style:parent-style-name="Standard"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text-properties style:font-name="Arial" fo:font-size="12pt" officeooo:rsid="00fdfb39" officeooo:paragraph-rsid="00fdfb39" style:font-size-asian="12pt" style:font-name-complex="Arial" style:font-size-complex="12pt"/>
    </style:style>
    <style:style style:name="P6" style:family="paragraph" style:parent-style-name="Table_20_Contents">
      <style:text-properties style:font-name="Arial" fo:font-size="12pt" officeooo:rsid="00fdfb39" officeooo:paragraph-rsid="00fdfb39" style:font-size-asian="12pt" style:font-name-complex="Arial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9c4dd4" officeooo:paragraph-rsid="009c4dd4" style:font-size-asian="12pt" style:font-name-complex="Arial" style:font-size-complex="12pt" style:language-complex="my" style:country-complex="MM"/>
    </style:style>
    <style:style style:name="P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Arial" fo:font-size="12pt" officeooo:rsid="00feac80" officeooo:paragraph-rsid="00feac80" style:font-size-asian="12pt" style:font-name-complex="Arial" style:font-size-complex="12pt" style:language-complex="my" style:country-complex="MM"/>
    </style:style>
    <style:style style:name="P9" style:family="paragraph" style:parent-style-name="Table_20_Contents">
      <style:text-properties style:font-name="Arial" fo:font-size="12pt" officeooo:rsid="00fdfb39" officeooo:paragraph-rsid="00fdfb39" style:font-size-asian="12pt" style:font-name-complex="Arial" style:font-size-complex="12pt" style:language-complex="my" style:country-complex="MM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officeooo:rsid="001c2999" officeooo:paragraph-rsid="0082b517" style:font-size-asian="12pt" style:font-name-complex="Arial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Arial" fo:font-size="12pt" officeooo:rsid="001c2999" officeooo:paragraph-rsid="009c4dd4" style:font-size-asian="12pt" style:font-name-complex="Arial" style:font-size-complex="12pt"/>
    </style:style>
    <style:style style:name="P12" style:family="paragraph" style:parent-style-name="Table_20_Contents">
      <style:text-properties style:font-name="Arial" fo:font-size="12pt" officeooo:rsid="001c2999" officeooo:paragraph-rsid="001c2999" style:font-size-asian="12pt" style:font-name-complex="Arial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Arial" fo:font-size="12pt" officeooo:paragraph-rsid="003b3a24" style:font-size-asian="12pt" style:font-name-complex="Arial" style:font-size-complex="12pt"/>
    </style:style>
    <style:style style:name="P14" style:family="paragraph" style:parent-style-name="Table_20_Contents">
      <style:text-properties style:font-name="Arial" fo:font-size="12pt" officeooo:rsid="009c4dd4" officeooo:paragraph-rsid="009c4dd4" style:font-size-asian="12pt" style:font-name-complex="Arial" style:font-size-complex="12pt"/>
    </style:style>
    <style:style style:name="P15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9c4dd4" officeooo:paragraph-rsid="00deaf7c" style:font-size-asian="12pt" style:font-name-complex="Arial" style:font-size-complex="12pt"/>
    </style:style>
    <style:style style:name="P16" style:family="paragraph" style:parent-style-name="Table_20_Contents">
      <style:text-properties style:font-name="Arial" fo:font-size="12pt" style:font-size-asian="12pt" style:font-name-complex="Arial" style:font-size-complex="12pt"/>
    </style:style>
    <style:style style:name="P17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2pt" officeooo:rsid="00ae5fd5" style:font-size-asian="12pt" style:font-name-complex="Arial" style:font-size-complex="12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19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225da2" officeooo:paragraph-rsid="00409801" style:font-size-asian="12pt" style:font-name-complex="Arial" style:font-size-complex="12pt"/>
    </style:style>
    <style:style style:name="P20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225da2" officeooo:paragraph-rsid="00deaf7c" style:font-size-asian="12pt" style:font-name-complex="Arial" style:font-size-complex="12pt"/>
    </style:style>
    <style:style style:name="P21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225da2" officeooo:paragraph-rsid="011495ec" style:font-size-asian="12pt" style:font-name-complex="Arial" style:font-size-complex="12pt"/>
    </style:style>
    <style:style style:name="P2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23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63eece" style:font-size-asian="12pt" style:font-name-complex="Arial" style:font-size-complex="12pt"/>
    </style:style>
    <style:style style:name="P24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a00867" style:font-size-asian="12pt" style:font-name-complex="Arial" style:font-size-complex="12pt"/>
    </style:style>
    <style:style style:name="P25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11495ec" style:font-size-asian="12pt" style:font-name-complex="Arial" style:font-size-complex="12pt"/>
    </style:style>
    <style:style style:name="P26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27" style:family="paragraph" style:parent-style-name="Table_20_Contents">
      <style:paragraph-properties fo:margin-top="0.201cm" fo:margin-bottom="0.201cm" style:contextual-spacing="false" fo:line-height="100%" fo:text-align="end" style:justify-single-word="false"/>
      <style:text-properties style:font-name="Arial" fo:font-size="12pt" fo:font-weight="bold" officeooo:rsid="00ff9458" officeooo:paragraph-rsid="00ff9458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/>
    </style:style>
    <style:style style:name="P29" style:family="paragraph" style:parent-style-name="Standard">
      <style:paragraph-properties fo:text-align="center" style:justify-single-word="false"/>
      <style:text-properties style:font-name="Arial"/>
    </style:style>
    <style:style style:name="P30" style:family="paragraph" style:parent-style-name="Standard">
      <style:paragraph-properties fo:text-align="end" style:justify-single-word="false"/>
      <style:text-properties style:font-name="Arial"/>
    </style:style>
    <style:style style:name="P31" style:family="paragraph" style:parent-style-name="Standard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32" style:family="paragraph" style:parent-style-name="Table_20_Contents">
      <style:paragraph-properties fo:margin-top="0.201cm" fo:margin-bottom="0.201cm" style:contextual-spacing="false" fo:line-height="100%"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style:font-name="Pyidaungsu" officeooo:rsid="01325dc2" officeooo:paragraph-rsid="01325dc2" style:font-name-complex="Pyidaungsu"/>
    </style:style>
    <style:style style:name="P34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Arial" fo:font-size="12pt" fo:font-weight="bold" officeooo:rsid="00ff9458" officeooo:paragraph-rsid="014cc163" style:font-size-asian="12pt" style:font-weight-asian="bold" style:font-name-complex="Arial" style:font-size-complex="12pt" style:font-weight-complex="bold"/>
    </style:style>
    <style:style style:name="T1" style:family="text">
      <style:text-properties officeooo:rsid="00deaf7c"/>
    </style:style>
    <style:style style:name="T2" style:family="text">
      <style:text-properties officeooo:rsid="00fb8814"/>
    </style:style>
    <style:style style:name="T3" style:family="text">
      <style:text-properties officeooo:rsid="01218a69"/>
    </style:style>
    <style:style style:name="T4" style:family="text">
      <style:text-properties officeooo:rsid="0082b517" style:language-complex="my" style:country-complex="MM"/>
    </style:style>
    <style:style style:name="T5" style:family="text">
      <style:text-properties style:font-name="Arial" fo:font-size="12pt" officeooo:rsid="00165043" style:font-size-asian="12pt" style:font-name-complex="Arial" style:font-size-complex="12pt"/>
    </style:style>
    <style:style style:name="T6" style:family="text">
      <style:text-properties style:font-name="Arial" fo:font-size="12pt" officeooo:rsid="00feac80" style:font-size-asian="12pt" style:font-name-complex="Arial" style:font-size-complex="12pt"/>
    </style:style>
    <style:style style:name="T7" style:family="text">
      <style:text-properties officeooo:rsid="009c4dd4" style:font-name-complex="Noto Mono" style:language-complex="my" style:country-complex="MM"/>
    </style:style>
    <style:style style:name="T8" style:family="text">
      <style:text-properties officeooo:rsid="009c4dd4"/>
    </style:style>
    <style:style style:name="T9" style:family="text">
      <style:text-properties officeooo:rsid="009f3f54"/>
    </style:style>
    <style:style style:name="T10" style:family="text">
      <style:text-properties officeooo:rsid="00fdf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oduct" text:name="py3o.record.product_name"/>
        <text:user-field-decl office:value-type="string" office:string-value="Qty" text:name="py3o.record.qty"/>
        <text:user-field-decl office:value-type="string" office:string-value="UOM" text:name="py3o.record.uom_name"/>
        <text:user-field-decl office:value-type="string" office:string-value="Time" text:name="py3o.record.time"/>
        <text:user-field-decl office:value-type="string" office:string-value="Date" text:name="py3o.record.date"/>
        <text:user-field-decl office:value-type="string" office:string-value="No" text:name="py3o.line.no"/>
        <text:user-field-decl office:value-type="string" office:string-value="Particular" text:name="py3o.line.product_name"/>
        <text:user-field-decl office:value-type="string" office:string-value="Qty" text:name="py3o.line.qty"/>
        <text:user-field-decl office:value-type="string" office:string-value="Price" text:name="py3o.line.price"/>
        <text:user-field-decl office:value-type="string" office:string-value="Amount" text:name="py3o.line.amount"/>
        <text:user-field-decl office:value-type="string" office:string-value="Remark" text:name="py3o.line.remark"/>
        <text:user-field-decl office:value-type="string" office:string-value="Total" text:name="py3o.record.amount_total"/>
        <text:user-field-decl office:value-type="string" office:string-value="name" text:name="py3o.line.name"/>
        <text:user-field-decl office:value-type="string" office:string-value="total_packing" text:name="py3o.record.total_packing"/>
        <text:user-field-decl office:value-type="string" office:string-value="Product" text:name="py3o.record.product"/>
        <text:user-field-decl office:value-type="string" office:string-value="UOM" text:name="py3o.record.uom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M"/>
        <table:table-column table:style-name="Table1.U"/>
        <table:table-column table:style-name="Table1.V"/>
        <table:table-column table:style-name="Table1.W"/>
        <table:table-row table:style-name="TableLine2178817663744">
          <table:table-cell table:style-name="Table1.A1" table:number-columns-spanned="23" office:value-type="string">
            <text:p text:style-name="Table_20_Contents"><text:a xlink:type="simple" xlink:href="py3o://for=%22record%20in%20records%22" text:style-name="Internet_20_link" text:visited-style-name="Visited_20_Internet_20_Link"><text:span text:style-name="T5">for="record in recor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9">Product <text:s/>: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2"><text:user-field-get text:name="py3o.record.product">Product</text:user-field-get></text:p>
          </table:table-cell>
          <table:covered-table-cell/>
          <table:table-cell table:style-name="Table1.A2" office:value-type="string">
            <text:p text:style-name="P6">Qty : </text:p>
          </table:table-cell>
          <table:table-cell table:style-name="Table1.A2" table:number-columns-spanned="3" office:value-type="string">
            <text:p text:style-name="P14"><text:user-field-get text:name="py3o.record.qty">Qty</text:user-field-get></text:p>
          </table:table-cell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5">Uom : </text:p>
          </table:table-cell>
          <table:covered-table-cell/>
          <table:table-cell table:style-name="Table1.A2" table:number-columns-spanned="3" office:value-type="string">
            <text:p text:style-name="P4"><text:user-field-get text:name="py3o.record.uom">UOM</text:user-field-get></text:p>
          </table:table-cell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table:number-columns-spanned="3" office:value-type="string">
            <text:p text:style-name="P7"><text:s/><text:span text:style-name="T10">Time ( </text:span><text:span text:style-name="T10"><text:user-field-get text:name="py3o.record.time">Time</text:user-field-get></text:span><text:span text:style-name="T10"><text:s/>)</text:span></text:p>
          </table:table-cell>
          <table:covered-table-cell/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span text:style-name="T7">Date</text:span><text:span text:style-name="T4"> :</text:span></text:p>
          </table:table-cell>
          <table:table-cell table:style-name="Table1.A2" office:value-type="string">
            <text:p text:style-name="P13"><text:user-field-get text:name="py3o.record.date">Date</text:user-field-get><text:s/></text:p>
          </table:table-cell>
        </table:table-row>
        <table:table-row table:style-name="Table1.3">
          <table:table-cell table:style-name="Table1.A3" table:number-columns-spanned="2" office:value-type="string">
            <text:p text:style-name="P16"><text:s/></text:p>
          </table:table-cell>
          <table:covered-table-cell/>
          <table:table-cell table:style-name="Table1.C3" table:number-columns-spanned="21" office:value-type="string">
            <text:p text:style-name="P4"/>
            <text:p text:style-name="P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817713248">
          <table:table-cell table:style-name="Table1.A4" table:number-columns-spanned="3" office:value-type="string">
            <text:p text:style-name="P8">NO</text:p>
          </table:table-cell>
          <table:covered-table-cell/>
          <table:covered-table-cell/>
          <table:table-cell table:style-name="Table1.A4" table:number-columns-spanned="5" office:value-type="string">
            <text:p text:style-name="P8">PARTICULAR</text:p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P8">QTY</text:p>
          </table:table-cell>
          <table:table-cell table:style-name="Table1.A4" table:number-columns-spanned="6" office:value-type="string">
            <text:p text:style-name="P8">PR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8">AMOUNT</text:p>
          </table:table-cell>
          <table:covered-table-cell/>
          <table:covered-table-cell/>
          <table:table-cell table:style-name="Table1.S4" table:number-columns-spanned="5" office:value-type="string">
            <text:p text:style-name="P8">REMARK</text:p>
          </table:table-cell>
          <table:covered-table-cell/>
          <table:covered-table-cell/>
          <table:covered-table-cell/>
          <table:covered-table-cell/>
        </table:table-row>
        <table:table-row table:style-name="TableLine2178817721136">
          <table:table-cell table:style-name="Table1.A5" table:number-columns-spanned="23" office:value-type="string">
            <text:p text:style-name="P32"><text:a xlink:type="simple" xlink:href="py3o://for=%22line%20in%20record.lines%22" text:style-name="Internet_20_link" text:visited-style-name="Visited_20_Internet_20_Link"><text:span text:style-name="T6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817720320">
          <table:table-cell table:style-name="Table1.A6" table:number-columns-spanned="3" office:value-type="string">
            <text:p text:style-name="P17"><text:user-field-get text:name="py3o.line.no">No</text:user-field-get></text:p>
          </table:table-cell>
          <table:covered-table-cell/>
          <table:covered-table-cell/>
          <table:table-cell table:style-name="Table1.A6" table:number-columns-spanned="5" office:value-type="string">
            <text:p text:style-name="P28"><text:user-field-get text:name="py3o.line.name">name</text:user-field-get></text:p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P29"><text:user-field-get text:name="py3o.line.qty">Qty</text:user-field-get></text:p>
          </table:table-cell>
          <table:table-cell table:style-name="Table1.A6" table:number-columns-spanned="6" office:value-type="string">
            <text:p text:style-name="P30"><text:user-field-get text:name="py3o.line.price">Price</text:user-field-get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6" table:number-columns-spanned="3" office:value-type="string">
            <text:p text:style-name="P30"><text:user-field-get text:name="py3o.line.amount">Amount</text:user-field-get><text:s/></text:p>
          </table:table-cell>
          <table:covered-table-cell/>
          <table:covered-table-cell/>
          <table:table-cell table:style-name="Table1.A5" table:number-columns-spanned="5" office:value-type="string">
            <text:p text:style-name="P33"><text:user-field-get text:name="py3o.line.remark">Remark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Line2178817719776">
          <table:table-cell table:style-name="Table1.A5" table:number-columns-spanned="23" office:value-type="string">
            <text:p text:style-name="P3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817720864">
          <table:table-cell table:style-name="Table1.A1" table:number-columns-spanned="9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34">Total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1"><text:user-field-get text:name="py3o.record.total_packing">total_packing</text:user-field-get><text:s/></text:p>
          </table:table-cell>
          <table:covered-table-cell/>
          <table:covered-table-cell/>
          <table:table-cell table:style-name="Table1.A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2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8817723040">
          <table:table-cell table:style-name="Table1.A10" office:value-type="string">
            <text:p text:style-name="P18"/>
          </table:table-cell>
          <table:table-cell table:style-name="Table1.B10" table:number-columns-spanned="4" office:value-type="string">
            <text:p text:style-name="P19"><text:span text:style-name="T8">R &amp; D </text:span>:</text:p>
          </table:table-cell>
          <table:covered-table-cell/>
          <table:covered-table-cell/>
          <table:covered-table-cell/>
          <table:table-cell table:style-name="Table1.F10" table:number-columns-spanned="7" office:value-type="string">
            <text:p text:style-name="P20"><text:span text:style-name="T8">AUTHO</text:span><text:span text:style-name="T9">RIZ</text:span><text:span text:style-name="T8">ED PERSON </text:span>:<text:span text:style-name="T8"> <text:s text:c="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0" table:number-columns-spanned="2" office:value-type="string">
            <text:p text:style-name="P15"/>
          </table:table-cell>
          <table:covered-table-cell/>
          <table:table-cell table:style-name="Table1.O10" table:number-columns-spanned="5" office:value-type="string">
            <text:p text:style-name="P21"><text:span text:style-name="T8"><text:s/>PRODUCTION </text:span>:</text:p>
          </table:table-cell>
          <table:covered-table-cell/>
          <table:covered-table-cell/>
          <table:covered-table-cell/>
          <table:covered-table-cell/>
          <table:table-cell table:style-name="Table1.T10" table:number-columns-spanned="4" office:value-type="string">
            <text:p text:style-name="P20"><text:span text:style-name="T8">FINANCE</text:span> <text:s/>:</text:p>
          </table:table-cell>
          <table:covered-table-cell/>
          <table:covered-table-cell/>
          <table:covered-table-cell/>
        </table:table-row>
        <table:table-row table:style-name="TableLine2178817719504">
          <table:table-cell table:style-name="Table1.A12" office:value-type="string">
            <text:p text:style-name="P22"/>
          </table:table-cell>
          <table:table-cell table:style-name="Table1.B11" table:number-columns-spanned="4" office:value-type="string">
            <text:p text:style-name="P23">Sign <text:s/>………………..</text:p>
          </table:table-cell>
          <table:covered-table-cell/>
          <table:covered-table-cell/>
          <table:covered-table-cell/>
          <table:table-cell table:style-name="Table1.F11" table:number-columns-spanned="7" office:value-type="string">
            <text:p text:style-name="P24">Sign <text:s/>………………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1" table:number-columns-spanned="2" office:value-type="string">
            <text:p text:style-name="P23"/>
          </table:table-cell>
          <table:covered-table-cell/>
          <table:table-cell table:style-name="Table1.O11" table:number-columns-spanned="5" office:value-type="string">
            <text:p text:style-name="P25"><text:s/>Sign <text:s/>………………..</text:p>
          </table:table-cell>
          <table:covered-table-cell/>
          <table:covered-table-cell/>
          <table:covered-table-cell/>
          <table:covered-table-cell/>
          <table:table-cell table:style-name="Table1.T11" table:number-columns-spanned="4" office:value-type="string">
            <text:p text:style-name="P26">Sign <text:s/>………………..</text:p>
          </table:table-cell>
          <table:covered-table-cell/>
          <table:covered-table-cell/>
          <table:covered-table-cell/>
        </table:table-row>
        <table:table-row table:style-name="TableLine2178817715152">
          <table:table-cell table:style-name="Table1.A12" office:value-type="string">
            <text:p text:style-name="P22"/>
          </table:table-cell>
          <table:table-cell table:style-name="Table1.B12" table:number-columns-spanned="4" office:value-type="string">
            <text:p text:style-name="P23">Name <text:s/>……………...</text:p>
          </table:table-cell>
          <table:covered-table-cell/>
          <table:covered-table-cell/>
          <table:covered-table-cell/>
          <table:table-cell table:style-name="Table1.F12" table:number-columns-spanned="7" office:value-type="string">
            <text:p text:style-name="P24">Name ………………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2" table:number-columns-spanned="2" office:value-type="string">
            <text:p text:style-name="P23"/>
          </table:table-cell>
          <table:covered-table-cell/>
          <table:table-cell table:style-name="Table1.O12" table:number-columns-spanned="5" office:value-type="string">
            <text:p text:style-name="P25"><text:s/>Name ……………….</text:p>
          </table:table-cell>
          <table:covered-table-cell/>
          <table:covered-table-cell/>
          <table:covered-table-cell/>
          <table:covered-table-cell/>
          <table:table-cell table:style-name="Table1.T12" table:number-columns-spanned="4" office:value-type="string">
            <text:p text:style-name="P23">Name <text:s/>………………</text:p>
          </table:table-cell>
          <table:covered-table-cell/>
          <table:covered-table-cell/>
          <table:covered-table-cell/>
        </table:table-row>
        <table:table-row table:style-name="TableLine2178817717328">
          <table:table-cell table:style-name="Table1.A13" table:number-columns-spanned="23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601cm" style:type="center"/>
          <style:tab-stop style:position="27.2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601cm" style:type="center"/>
          <style:tab-stop style:position="27.2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7.18cm" table:align="left"/>
    </style:style>
    <style:style style:name="Table2.A" style:family="table-column">
      <style:table-column-properties style:column-width="27.18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536cm"/>
    </style:style>
    <style:style style:name="MP1" style:family="paragraph" style:parent-style-name="Standard">
      <style:text-properties officeooo:paragraph-rsid="0125f54b"/>
    </style:style>
    <style:style style:name="MP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20pt" fo:font-weight="bold" officeooo:rsid="009ba3dd" officeooo:paragraph-rsid="0125f54b" style:font-size-asian="20pt" style:font-weight-asian="bold" style:font-name-complex="Arial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6pt" fo:font-weight="bold" officeooo:rsid="00deaf7c" officeooo:paragraph-rsid="0125f54b" style:font-size-asian="16pt" style:font-weight-asian="bold" style:font-name-complex="Arial" style:font-size-complex="16pt" style:font-weight-complex="bold"/>
    </style:style>
    <style:style style:name="MT1" style:family="text">
      <style:text-properties officeooo:rsid="00deaf7c"/>
    </style:style>
    <style:style style:name="MT2" style:family="text">
      <style:text-properties officeooo:rsid="00fb8814"/>
    </style:style>
    <style:style style:name="MT3" style:family="text">
      <style:text-properties officeooo:rsid="01218a69"/>
    </style:style>
    <style:page-layout style:name="Mpm1">
      <style:page-layout-properties fo:page-width="29.693cm" fo:page-height="21.006cm" style:num-format="1" style:print-orientation="landscape" fo:margin-top="0.889cm" fo:margin-bottom="1.245cm" fo:margin-left="1.245cm" fo:margin-right="1.2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Line2178817693392">
            <table:table-cell table:style-name="Table2.A1" office:value-type="string">
              <text:p text:style-name="MP2"><text:span text:style-name="MT1">SEIN DIAMOND PAINT</text:span> CO.,LTD.</text:p>
            </table:table-cell>
          </table:table-row>
          <table:table-row table:style-name="Table2.2">
            <table:table-cell table:style-name="Table2.A1" office:value-type="string">
              <text:p text:style-name="MP3"><text:span text:style-name="MT2">Packing</text:span> Cost ( <text:span text:style-name="MT3">Average</text:span> Cost )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20:38:33.360000000</meta:creation-date>
    <meta:generator>LibreOffice/7.2.7.2$Windows_X86_64 LibreOffice_project/8d71d29d553c0f7dcbfa38fbfda25ee34cce99a2</meta:generator>
    <dc:date>2023-09-08T13:10:02.021000000</dc:date>
    <meta:editing-duration>P1DT23M52S</meta:editing-duration>
    <meta:editing-cycles>139</meta:editing-cycles>
    <meta:document-statistic meta:table-count="2" meta:image-count="0" meta:object-count="0" meta:page-count="1" meta:paragraph-count="43" meta:word-count="75" meta:character-count="420" meta:non-whitespace-character-count="359"/>
  </office:meta>
</office:document-meta>
</file>